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margin-top="0.0201in" fo:margin-bottom="0in" style:contextual-spacing="false"/>
      <style:text-properties style:font-name="arial" fo:font-weight="bold" officeooo:rsid="0012843a" officeooo:paragraph-rsid="0012843a" style:font-weight-asian="bold" style:font-weight-complex="bold"/>
    </style:style>
    <style:style style:name="P2" style:family="paragraph" style:parent-style-name="Standard">
      <style:paragraph-properties fo:margin-top="0.0201in" fo:margin-bottom="0in" style:contextual-spacing="false"/>
      <style:text-properties style:font-name="arial" fo:font-weight="bold" officeooo:rsid="0013e1c7" officeooo:paragraph-rsid="0012843a" style:font-weight-asian="bold" style:font-weight-complex="bold"/>
    </style:style>
    <style:style style:name="P3" style:family="paragraph" style:parent-style-name="Standard">
      <style:paragraph-properties fo:margin-top="0.0201in" fo:margin-bottom="0in" style:contextual-spacing="false"/>
      <style:text-properties style:font-name="arial" officeooo:rsid="000fb59a" officeooo:paragraph-rsid="000fb59a"/>
    </style:style>
    <style:style style:name="P4" style:family="paragraph" style:parent-style-name="Standard">
      <style:paragraph-properties fo:margin-top="0.0201in" fo:margin-bottom="0in" style:contextual-spacing="false"/>
      <style:text-properties style:font-name="arial" officeooo:rsid="002b58a8" officeooo:paragraph-rsid="002b58a8"/>
    </style:style>
    <style:style style:name="P5" style:family="paragraph" style:parent-style-name="Standard">
      <style:paragraph-properties fo:margin-top="0.0201in" fo:margin-bottom="0in" style:contextual-spacing="false"/>
      <style:text-properties style:font-name="arial" officeooo:rsid="0010fccf" officeooo:paragraph-rsid="0010fccf"/>
    </style:style>
    <style:style style:name="P6" style:family="paragraph" style:parent-style-name="Standard">
      <style:paragraph-properties fo:margin-top="0.0201in" fo:margin-bottom="0in" style:contextual-spacing="false"/>
      <style:text-properties style:font-name="arial" fo:font-weight="bold" officeooo:rsid="001441b4" officeooo:paragraph-rsid="001441b4" style:font-weight-asian="bold" style:font-weight-complex="bold"/>
    </style:style>
    <style:style style:name="P7" style:family="paragraph" style:parent-style-name="Standard">
      <style:paragraph-properties fo:margin-top="0.0201in" fo:margin-bottom="0in" style:contextual-spacing="false"/>
      <style:text-properties style:font-name="arial" fo:font-weight="normal" officeooo:rsid="001aa1a8" officeooo:paragraph-rsid="001aa1a8" style:font-weight-asian="normal" style:font-weight-complex="normal"/>
    </style:style>
    <style:style style:name="P8" style:family="paragraph" style:parent-style-name="Standard">
      <style:paragraph-properties fo:margin-top="0.0201in" fo:margin-bottom="0in" style:contextual-spacing="false"/>
      <style:text-properties style:font-name="arial" officeooo:rsid="0019333a" officeooo:paragraph-rsid="002b58a8"/>
    </style:style>
    <style:style style:name="P9" style:family="paragraph" style:parent-style-name="Standard">
      <style:paragraph-properties fo:margin-top="0.0201in" fo:margin-bottom="0in" style:contextual-spacing="false"/>
      <style:text-properties style:font-name="arial" officeooo:rsid="0019333a" officeooo:paragraph-rsid="001aa1a8"/>
    </style:style>
    <style:style style:name="P10" style:family="paragraph" style:parent-style-name="Standard">
      <style:paragraph-properties fo:margin-top="0.0201in" fo:margin-bottom="0in" style:contextual-spacing="false"/>
      <style:text-properties style:font-name="arial" officeooo:rsid="002b58a8" officeooo:paragraph-rsid="002cc73c"/>
    </style:style>
    <style:style style:name="P11" style:family="paragraph" style:parent-style-name="Standard">
      <style:paragraph-properties fo:margin-top="0.0201in" fo:margin-bottom="0in" style:contextual-spacing="false"/>
      <style:text-properties style:font-name="arial" officeooo:rsid="002cc73c" officeooo:paragraph-rsid="002cc73c"/>
    </style:style>
    <style:style style:name="P12" style:family="paragraph" style:parent-style-name="Standard" style:list-style-name="L1">
      <style:paragraph-properties fo:margin-top="0.0201in" fo:margin-bottom="0in" style:contextual-spacing="false"/>
      <style:text-properties style:font-name="arial" officeooo:rsid="001441b4" officeooo:paragraph-rsid="002cc73c"/>
    </style:style>
    <style:style style:name="P13" style:family="paragraph" style:parent-style-name="Standard" style:list-style-name="L1">
      <style:paragraph-properties fo:margin-top="0.0201in" fo:margin-bottom="0in" style:contextual-spacing="false"/>
      <style:text-properties style:font-name="arial" officeooo:rsid="001aa1a8" officeooo:paragraph-rsid="002cc73c"/>
    </style:style>
    <style:style style:name="P14" style:family="paragraph" style:parent-style-name="Standard" style:list-style-name="L1">
      <style:paragraph-properties fo:margin-top="0.0201in" fo:margin-bottom="0in" style:contextual-spacing="false"/>
      <style:text-properties style:font-name="arial" officeooo:rsid="002cc73c" officeooo:paragraph-rsid="002cc73c"/>
    </style:style>
    <style:style style:name="P15" style:family="paragraph" style:parent-style-name="Standard" style:list-style-name="L1">
      <style:paragraph-properties fo:margin-top="0.0201in" fo:margin-bottom="0in" style:contextual-spacing="false"/>
      <style:text-properties style:font-name="arial" officeooo:rsid="002cc73c" officeooo:paragraph-rsid="002cf210"/>
    </style:style>
    <style:style style:name="P16" style:family="paragraph" style:parent-style-name="Standard">
      <style:paragraph-properties fo:margin-top="0.0201in" fo:margin-bottom="0in" style:contextual-spacing="false"/>
      <style:text-properties style:font-name="arial" officeooo:rsid="002cf210" officeooo:paragraph-rsid="002cf210"/>
    </style:style>
    <style:style style:name="P17" style:family="paragraph" style:parent-style-name="Standard" style:list-style-name="L2">
      <style:paragraph-properties fo:margin-top="0.0201in" fo:margin-bottom="0in" style:contextual-spacing="false"/>
      <style:text-properties officeooo:paragraph-rsid="002cf210"/>
    </style:style>
    <style:style style:name="P18" style:family="paragraph" style:parent-style-name="Standard" style:list-style-name="L2">
      <style:paragraph-properties fo:margin-top="0.0201in" fo:margin-bottom="0in" style:contextual-spacing="false"/>
      <style:text-properties style:font-name="arial" officeooo:rsid="002cf210" officeooo:paragraph-rsid="002cf210"/>
    </style:style>
    <style:style style:name="P19" style:family="paragraph" style:parent-style-name="Standard" style:list-style-name="L2">
      <style:paragraph-properties fo:margin-top="0.0201in" fo:margin-bottom="0in" style:contextual-spacing="false"/>
      <style:text-properties style:font-name="arial" officeooo:rsid="002e930a" officeooo:paragraph-rsid="002e930a"/>
    </style:style>
    <style:style style:name="P20" style:family="paragraph" style:parent-style-name="Standard">
      <style:paragraph-properties fo:margin-top="0.0201in" fo:margin-bottom="0in" style:contextual-spacing="false"/>
      <style:text-properties style:font-name="arial" officeooo:rsid="001441b4" officeooo:paragraph-rsid="002cc73c"/>
    </style:style>
    <style:style style:name="P21" style:family="paragraph" style:parent-style-name="Standard">
      <style:paragraph-properties fo:margin-top="0.0201in" fo:margin-bottom="0in" style:contextual-spacing="false"/>
      <style:text-properties style:font-name="arial" officeooo:rsid="002e930a" officeooo:paragraph-rsid="002e930a"/>
    </style:style>
    <style:style style:name="P22" style:family="paragraph" style:parent-style-name="Standard" style:list-style-name="L3">
      <style:paragraph-properties fo:margin-top="0.0201in" fo:margin-bottom="0in" style:contextual-spacing="false"/>
      <style:text-properties officeooo:paragraph-rsid="002e930a"/>
    </style:style>
    <style:style style:name="P23" style:family="paragraph" style:parent-style-name="Standard" style:list-style-name="L4">
      <style:paragraph-properties fo:margin-top="0.0201in" fo:margin-bottom="0in" style:contextual-spacing="false"/>
      <style:text-properties style:font-name="arial" officeooo:rsid="001441b4" officeooo:paragraph-rsid="001aa1a8"/>
    </style:style>
    <style:style style:name="P24" style:family="paragraph" style:parent-style-name="Standard" style:list-style-name="L4">
      <style:paragraph-properties fo:margin-top="0.0201in" fo:margin-bottom="0in" style:contextual-spacing="false"/>
      <style:text-properties style:font-name="arial" officeooo:rsid="001441b4" officeooo:paragraph-rsid="0019333a"/>
    </style:style>
    <style:style style:name="P25" style:family="paragraph" style:parent-style-name="Standard" style:list-style-name="L4">
      <style:paragraph-properties fo:margin-top="0.0201in" fo:margin-bottom="0in" style:contextual-spacing="false"/>
      <style:text-properties style:font-name="arial" officeooo:rsid="0019333a" officeooo:paragraph-rsid="0019333a"/>
    </style:style>
    <style:style style:name="P26" style:family="paragraph" style:parent-style-name="Standard" style:list-style-name="L4">
      <style:paragraph-properties fo:margin-top="0.0201in" fo:margin-bottom="0in" style:contextual-spacing="false"/>
      <style:text-properties style:font-name="arial" officeooo:rsid="00170c47" officeooo:paragraph-rsid="00170c47"/>
    </style:style>
    <style:style style:name="P27" style:family="paragraph" style:parent-style-name="Standard" style:list-style-name="L4">
      <style:paragraph-properties fo:margin-top="0.0201in" fo:margin-bottom="0in" style:contextual-spacing="false"/>
      <style:text-properties style:font-name="arial" officeooo:rsid="001441b4" officeooo:paragraph-rsid="0017fe49"/>
    </style:style>
    <style:style style:name="P28" style:family="paragraph" style:parent-style-name="Standard">
      <style:paragraph-properties fo:margin-top="0.0201in" fo:margin-bottom="0in" style:contextual-spacing="false"/>
      <style:text-properties style:font-name="arial" officeooo:rsid="001441b4" officeooo:paragraph-rsid="001441b4"/>
    </style:style>
    <style:style style:name="P29" style:family="paragraph" style:parent-style-name="Standard">
      <style:paragraph-properties fo:margin-top="0.0201in" fo:margin-bottom="0in" style:contextual-spacing="false"/>
      <style:text-properties style:font-name="arial" fo:font-weight="normal" officeooo:rsid="001aa1a8" officeooo:paragraph-rsid="0022013d" style:font-weight-asian="normal" style:font-weight-complex="normal"/>
    </style:style>
    <style:style style:name="P30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0fb59a" officeooo:paragraph-rsid="001c78f8"/>
    </style:style>
    <style:style style:name="P31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1c78f8" officeooo:paragraph-rsid="001c78f8"/>
    </style:style>
    <style:style style:name="P32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style:text-underline-style="solid" style:text-underline-width="auto" style:text-underline-color="font-color" officeooo:rsid="001c78f8" officeooo:paragraph-rsid="001c78f8"/>
    </style:style>
    <style:style style:name="P33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style:text-underline-style="none" officeooo:rsid="001e74a5" officeooo:paragraph-rsid="001e74a5"/>
    </style:style>
    <style:style style:name="P34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style:text-underline-style="none" officeooo:rsid="001ee5fa" officeooo:paragraph-rsid="00209c99"/>
    </style:style>
    <style:style style:name="P35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style:text-underline-style="none" officeooo:rsid="001ee5fa" officeooo:paragraph-rsid="001ee5fa"/>
    </style:style>
    <style:style style:name="P36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0fb59a" officeooo:paragraph-rsid="001ee5fa"/>
    </style:style>
    <style:style style:name="P37" style:family="paragraph" style:parent-style-name="Standard">
      <style:paragraph-properties fo:margin-left="0in" fo:margin-top="0.0201in" fo:margin-bottom="0in" style:contextual-spacing="false" fo:text-indent="0in" style:auto-text-indent="false"/>
      <style:text-properties style:font-name="arial" officeooo:rsid="000fb59a" officeooo:paragraph-rsid="000fb59a"/>
    </style:style>
    <style:style style:name="P38" style:family="paragraph" style:parent-style-name="Standard">
      <style:paragraph-properties fo:margin-top="0.0201in" fo:margin-bottom="0in" style:contextual-spacing="false"/>
      <style:text-properties style:font-name="arial" officeooo:rsid="00209c99" officeooo:paragraph-rsid="000fb59a"/>
    </style:style>
    <style:style style:name="P39" style:family="paragraph" style:parent-style-name="Standard">
      <style:paragraph-properties fo:margin-top="0.0201in" fo:margin-bottom="0in" style:contextual-spacing="false"/>
      <style:text-properties style:font-name="arial" officeooo:rsid="0022013d" officeooo:paragraph-rsid="000fb59a"/>
    </style:style>
    <style:style style:name="P40" style:family="paragraph" style:parent-style-name="Standard">
      <style:paragraph-properties fo:margin-top="0.0201in" fo:margin-bottom="0in" style:contextual-spacing="false"/>
      <style:text-properties style:font-name="arial" fo:font-weight="bold" officeooo:rsid="00109b98" officeooo:paragraph-rsid="00109b98" style:font-weight-asian="bold" style:font-weight-complex="bold"/>
    </style:style>
    <style:style style:name="P41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0fb59a" officeooo:paragraph-rsid="0022013d"/>
    </style:style>
    <style:style style:name="P42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24f764" officeooo:paragraph-rsid="0024f764"/>
    </style:style>
    <style:style style:name="P43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fo:font-weight="normal" officeooo:rsid="000fb59a" officeooo:paragraph-rsid="0010fccf" style:font-weight-asian="normal" style:font-weight-complex="normal"/>
    </style:style>
    <style:style style:name="P44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24f764" officeooo:paragraph-rsid="002513f2"/>
    </style:style>
    <style:style style:name="P45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0fb59a" officeooo:paragraph-rsid="000fb59a"/>
    </style:style>
    <style:style style:name="P46" style:family="paragraph" style:parent-style-name="Standard">
      <style:paragraph-properties fo:margin-top="0.0201in" fo:margin-bottom="0in" style:contextual-spacing="false"/>
      <style:text-properties style:font-name="arial" officeooo:rsid="000fb59a" officeooo:paragraph-rsid="00109b98"/>
    </style:style>
    <style:style style:name="P47" style:family="paragraph" style:parent-style-name="Standard">
      <style:paragraph-properties fo:margin-top="0.0201in" fo:margin-bottom="0in" style:contextual-spacing="false"/>
      <style:text-properties style:font-name="arial" officeooo:rsid="000fb59a"/>
    </style:style>
    <style:style style:name="P48" style:family="paragraph" style:parent-style-name="Standard">
      <style:paragraph-properties fo:margin-top="0.0201in" fo:margin-bottom="0in" style:contextual-spacing="false"/>
      <style:text-properties style:font-name="arial" officeooo:rsid="00109b98" officeooo:paragraph-rsid="00109b98"/>
    </style:style>
    <style:style style:name="P49" style:family="paragraph" style:parent-style-name="Standard">
      <style:paragraph-properties fo:margin-top="0.0201in" fo:margin-bottom="0in" style:contextual-spacing="false"/>
      <style:text-properties style:font-name="arial" officeooo:rsid="000fb59a" officeooo:paragraph-rsid="0010fccf"/>
    </style:style>
    <style:style style:name="P50" style:family="paragraph" style:parent-style-name="Standard">
      <style:paragraph-properties fo:margin-top="0.0201in" fo:margin-bottom="0in" style:contextual-spacing="false"/>
      <style:text-properties style:font-name="arial" fo:font-weight="bold" officeooo:rsid="000fb59a" officeooo:paragraph-rsid="000fb59a" style:font-weight-asian="bold" style:font-weight-complex="bold"/>
    </style:style>
    <style:style style:name="P51" style:family="paragraph" style:parent-style-name="Standard">
      <style:paragraph-properties fo:margin-top="0.0201in" fo:margin-bottom="0in" style:contextual-spacing="false"/>
      <style:text-properties style:font-name="arial" officeooo:rsid="00133d54" officeooo:paragraph-rsid="000fb59a"/>
    </style:style>
    <style:style style:name="T1" style:family="text">
      <style:text-properties officeooo:rsid="00160cad"/>
    </style:style>
    <style:style style:name="T2" style:family="text">
      <style:text-properties officeooo:rsid="001aa1a8"/>
    </style:style>
    <style:style style:name="T3" style:family="text">
      <style:text-properties officeooo:rsid="002cc73c"/>
    </style:style>
    <style:style style:name="T4" style:family="text">
      <style:text-properties officeooo:rsid="002cf210"/>
    </style:style>
    <style:style style:name="T5" style:family="text">
      <style:text-properties officeooo:rsid="001441b4"/>
    </style:style>
    <style:style style:name="T6" style:family="text">
      <style:text-properties officeooo:rsid="0019333a"/>
    </style:style>
    <style:style style:name="T7" style:family="text">
      <style:text-properties style:font-name="arial" officeooo:rsid="002cf210"/>
    </style:style>
    <style:style style:name="T8" style:family="text">
      <style:text-properties style:font-name="arial" officeooo:rsid="0019333a"/>
    </style:style>
    <style:style style:name="T9" style:family="text">
      <style:text-properties style:font-name="arial" officeooo:rsid="002e930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c78f8" style:font-weight-asian="bold" style:font-weight-complex="bold"/>
    </style:style>
    <style:style style:name="T12" style:family="text">
      <style:text-properties officeooo:rsid="0022013d"/>
    </style:style>
    <style:style style:name="T13" style:family="text">
      <style:text-properties officeooo:rsid="001c78f8"/>
    </style:style>
    <style:style style:name="T14" style:family="text">
      <style:text-properties officeooo:rsid="0010fccf"/>
    </style:style>
    <style:style style:name="T15" style:family="text">
      <style:text-properties officeooo:rsid="001ee5fa"/>
    </style:style>
    <style:style style:name="T16" style:family="text">
      <style:text-properties officeooo:rsid="002513f2"/>
    </style:style>
    <style:style style:name="T17" style:family="text">
      <style:text-properties fo:background-color="#ffff00" loext:char-shading-value="0"/>
    </style:style>
    <style:style style:name="T18" style:family="text">
      <style:text-properties fo:font-weight="bold" officeooo:rsid="00160cad" style:font-weight-asian="bold" style:font-weight-complex="bold"/>
    </style:style>
    <style:style style:name="T19" style:family="text">
      <style:text-properties fo:font-weight="bold" officeooo:rsid="0010fccf" style:font-weight-asian="bold" style:font-weight-complex="bold"/>
    </style:style>
    <style:style style:name="T20" style:family="text">
      <style:text-properties fo:font-weight="bold" officeooo:rsid="00109b98" style:font-weight-asian="bold" style:font-weight-complex="bold"/>
    </style:style>
    <style:style style:name="T21" style:family="text">
      <style:text-properties officeooo:rsid="00109b98"/>
    </style:style>
    <style:style style:name="T22" style:family="text">
      <style:text-properties officeooo:rsid="00133d5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damentals of Microscopy workshop</text:p>
      <text:p text:style-name="P1">Session 2: What is an Image?</text:p>
      <text:p text:style-name="P2">Hands-on activity</text:p>
      <text:p text:style-name="P3"/>
      <text:p text:style-name="P4">Please download the images from: link</text:p>
      <text:p text:style-name="P5"/>
      <text:p text:style-name="P6"><text:span text:style-name="T1">1</text:span>. ImageJ user interface</text:p>
      <text:p text:style-name="P7">Time: 20 min</text:p>
      <text:p text:style-name="P8"/>
      <text:p text:style-name="P8">Open sample <text:span text:style-name="T2">image </text:span>HeLa cells</text:p>
      <text:p text:style-name="P4">Step 1: Use Search bar to split channels. You should now have three images, one for each channel.</text:p>
      <text:p text:style-name="P9"/>
      <text:p text:style-name="P4">Step 2: Tile images (Window &gt; Tile)</text:p>
      <text:p text:style-name="P4"/>
      <text:p text:style-name="P10">Step 3: Synchronize all three images: Analyze &gt; Tools &gt; Synchronize Windows</text:p>
      <text:p text:style-name="P10">Choose “Freehand selection” tool and draw a region-of-interest (ROI) <text:span text:style-name="T3">around a cell in the green channel. This ROI should automatically appear in the red channel. Click on the red channel image window title. Press M to measure cell intensity. </text:span></text:p>
      <text:p text:style-name="P10"><text:s/></text:p>
      <text:p text:style-name="P11">Step 3: practice moving ROIs around (from one image to the other) using</text:p>
      <text:list text:style-name="L1">
        <text:list-item>
          <text:p text:style-name="P12">Synchronize Windows</text:p>
        </text:list-item>
        <text:list-item>
          <text:p text:style-name="P13">Edit › Selection › Restore Selection (Shift+E)</text:p>
          <text:list>
            <text:list-item>
              <text:p text:style-name="P14">draw an ROI in one image. Click on another image and press Shift+E to transfer the ROI.</text:p>
            </text:list-item>
          </text:list>
        </text:list-item>
        <text:list-item>
          <text:p text:style-name="P12">ROI Manager</text:p>
          <text:list>
            <text:list-item>
              <text:p text:style-name="P14">Open ROI Manager by pressing T (or go to: Analyze › Tools › ROI Manager…)</text:p>
            </text:list-item>
            <text:list-item>
              <text:p text:style-name="P14">draw an ROI in one image and press T to add it to the ROI Manager. </text:p>
            </text:list-item>
            <text:list-item>
              <text:p text:style-name="P15">Click on another image and select the ROI in the ROI Manager to copy <text:span text:style-name="T4">it over.</text:span></text:p>
              <text:p text:style-name="P15"/>
            </text:list-item>
          </text:list>
        </text:list-item>
      </text:list>
      <text:p text:style-name="P16">Step 4: Use <text:span text:style-name="T5">Control panel (</text:span><text:span text:style-name="T6">Plugins &gt; Utilities &gt; Control Panel…) </text:span>to change the LUT of an image</text:p>
      <text:list text:style-name="L2">
        <text:list-item>
          <text:p text:style-name="P17"><text:span text:style-name="T7">Open Control panel: </text:span><text:span text:style-name="T8">Plugins &gt; Utilities &gt; Control Panel…</text:span></text:p>
        </text:list-item>
        <text:list-item>
          <text:p text:style-name="P18">Navigate to Image &gt; Lookup Tables</text:p>
        </text:list-item>
        <text:list-item>
          <text:p text:style-name="P18">Select Channel 1 image and click on Magenta in the Control panel</text:p>
        </text:list-item>
        <text:list-item>
          <text:p text:style-name="P18">Select Channel 3 image and click on Cyan in the Control panel</text:p>
        </text:list-item>
        <text:list-item>
          <text:p text:style-name="P19">Try other LUTs such as “mpl-viridis”</text:p>
        </text:list-item>
      </text:list>
      <text:p text:style-name="P20"/>
      <text:p text:style-name="P21">Step 5: Shortcuts</text:p>
      <text:list text:style-name="L3">
        <text:list-item>
          <text:p text:style-name="P22"><text:span text:style-name="T9">in-built: look around in the Fiji menu. E.g. Ctrl+Shift+D to duplicate and image</text:span></text:p>
        </text:list-item>
      </text:list>
      <text:p text:style-name="P20"/>
      <text:list text:style-name="L4">
        <text:list-item>
          <text:p text:style-name="P23">Control panel (<text:span text:style-name="T6">Plugins &gt; Utilities &gt; Control Panel…) </text:span>demo w/ LUTs</text:p>
        </text:list-item>
        <text:list-item>
          <text:p text:style-name="P24">Shortcuts: in-built</text:p>
          <text:list>
            <text:list-item>
              <text:p text:style-name="P25">No need to press Ctrl</text:p>
            </text:list-item>
          </text:list>
        </text:list-item>
        <text:list-item>
          <text:p text:style-name="P24"><text:soft-page-break/><text:s/><text:span text:style-name="T6">Shortcuts</text:span> custom</text:p>
          <text:list>
            <text:list-item>
              <text:p text:style-name="P26">Plugins &gt; Shortcuts &gt; Add Shortcut…</text:p>
            </text:list-item>
            <text:list-item>
              <text:p text:style-name="P26">add F11 to open HeLa Cells image</text:p>
            </text:list-item>
          </text:list>
        </text:list-item>
        <text:list-item>
          <text:p text:style-name="P24">Right click options – <text:span text:style-name="T6">make all three channels gray</text:span></text:p>
          <text:list>
            <text:list-item>
              <text:p text:style-name="P25">right click &gt; Startup Macros… to add</text:p>
            </text:list-item>
          </text:list>
        </text:list-item>
        <text:list-item>
          <text:p text:style-name="P27"><text:a xlink:type="simple" xlink:href="https://figshare.com/articles/dataset/Custom_toolbars_and_mini_applications_with_Action_Bar/3397603" text:style-name="Internet_20_link" text:visited-style-name="Visited_20_Internet_20_Link">Action Bar</text:a> plugin</text:p>
        </text:list-item>
      </text:list>
      <text:p text:style-name="P28"/>
      <text:p text:style-name="P3"><text:span text:style-name="T1">2</text:span>. <text:span text:style-name="T10">Opening images – </text:span><text:span text:style-name="T11">file formats</text:span></text:p>
      <text:p text:style-name="P29">Time: <text:span text:style-name="T12">1</text:span>0 min</text:p>
      <text:p text:style-name="P30">drag and drop</text:p>
      <text:p text:style-name="P31">Native formats: TIFF, JPEG, PNG, DICOM etc.</text:p>
      <text:p text:style-name="P30"><text:span text:style-name="T13">Non-native formats:</text:span> - <text:span text:style-name="T14">CZI, ND2, OME-TIFF </text:span><text:span text:style-name="T13">etc. need Bio-Formats plugin</text:span></text:p>
      <text:p text:style-name="P32"/>
      <text:p text:style-name="P32">Working with large images</text:p>
      <text:p text:style-name="P33">The theoretical maximum size for a Java array is Integer.MAX_VALUE (2,147,483,647 elements) <text:span text:style-name="T15">=&gt; ~ 2 gigapixel limit =&gt; ~ 2GB 8-bit grayscale TIFF images</text:span></text:p>
      <text:p text:style-name="P33"/>
      <text:p text:style-name="P33">Virtual stacks - disk resident (as opposed to RAM resident). <text:span text:style-name="T15">Read-only so changes made to the pixel data is not saved. </text:span></text:p>
      <text:p text:style-name="P34">- Drag and drop on the &gt;&gt; icon.</text:p>
      <text:p text:style-name="P34">- Import &gt; Image Sequence…</text:p>
      <text:p text:style-name="P35">- Import &gt; TIFF Virtual Stack</text:p>
      <text:p text:style-name="P35">- Bio-Formats Importer</text:p>
      <text:p text:style-name="P36"/>
      <text:p text:style-name="P37"><text:tab/>Bio-Formats - crop on import</text:p>
      <text:p text:style-name="P38"><text:tab/>- Demo with Rina image /data3/BlazeDemo/Rina/250219_Tube1_P30M_ex_basalcfos_1_17-09-08/stitched/stitched.tif</text:p>
      <text:p text:style-name="P39"><text:tab/>crop: z 800-900, x 1400, y 1200, width and height 200</text:p>
      <text:p text:style-name="P40"/>
      <text:p text:style-name="P41">Opening large images with different resolutions <text:span text:style-name="T13">(pyramidal data)</text:span></text:p>
      <text:p text:style-name="P42">Lymph node image: LN Uninvolved P6.qptiff</text:p>
      <text:p text:style-name="P42">Open resolution #5 and check out different channels</text:p>
      <text:p text:style-name="P41"/>
      <text:p text:style-name="P41"/>
      <text:p text:style-name="P40"><text:span text:style-name="T1">3</text:span>. Understanding images</text:p>
      <text:p text:style-name="P43">metadata</text:p>
      <text:p text:style-name="P43">mitosis.tif</text:p>
      <text:p text:style-name="P44">LN Uninvolved P6.qptiff</text:p>
      <text:p text:style-name="P44"><text:tab/><text:span text:style-name="T16">search for “Objective”, “Filter”, “Compression”</text:span></text:p>
      <text:p text:style-name="P43"/>
      <text:p text:style-name="P43">bit-depth, dynamic range - https://svi.nl/DynamicRange</text:p>
      <text:p text:style-name="P45"><text:span text:style-name="T17">converting between bit depths</text:span> - scale when converting (image clipping https://svi.nl/Image-Clipping)</text:p>
      <text:p text:style-name="P46"/>
      <text:p text:style-name="P40"><text:soft-page-break/><text:span text:style-name="T1">4</text:span>. Displaying images</text:p>
      <text:p text:style-name="P47"><text:tab/>Brightness/Contrast, Histogram</text:p>
      <text:p text:style-name="P46"><text:tab/>Scale bar</text:p>
      <text:p text:style-name="P46"/>
      <text:p text:style-name="P48"><text:span text:style-name="T18">5</text:span><text:span text:style-name="T10">. </text:span><text:span text:style-name="T19">Handling </text:span><text:span text:style-name="T10">images</text:span></text:p>
      <text:p text:style-name="P3"><text:tab/>Working with multidimensional images (Channels, time series)</text:p>
      <text:p text:style-name="P5"/>
      <text:p text:style-name="P5"><text:tab/>Image &gt; Color &gt; Channels Tool…</text:p>
      <text:p text:style-name="P5"><text:tab/><text:tab/>run("Neuron (5 channels)");</text:p>
      <text:p text:style-name="P5"><text:tab/><text:tab/>Talk about different diaply modes – composite, color grayscale</text:p>
      <text:p text:style-name="P5"/>
      <text:p text:style-name="P3"/>
      <text:p text:style-name="P3"/>
      <text:p text:style-name="P3"><text:tab/>ROIs, overlays</text:p>
      <text:p text:style-name="P3"/>
      <text:p text:style-name="P3"/>
      <text:p text:style-name="P3"/>
      <text:p text:style-name="P3"/>
      <text:p text:style-name="P3"/>
      <text:p text:style-name="P3"><text:span text:style-name="T20">5. Quantifying images</text:span><text:span text:style-name="T21"> - </text:span>Intensity measurements</text:p>
      <text:p text:style-name="P5"><text:tab/>ROIs</text:p>
      <text:p text:style-name="P49"><text:tab/>Thresholding - binary and label images</text:p>
      <text:p text:style-name="P49"/>
      <text:p text:style-name="P50"><text:span text:style-name="T14">6</text:span>. Image processing filters and Deep Learning</text:p>
      <text:p text:style-name="P3"><text:tab/>Gaussian</text:p>
      <text:p text:style-name="P3"><text:tab/>Edge detection (Canny)</text:p>
      <text:p text:style-name="P3"/>
      <text:p text:style-name="P3"/>
      <text:p text:style-name="P3"/>
      <text:p text:style-name="P51">Dot blot image: segment dots</text:p>
      <text:p text:style-name="P3"><text:tab/><text:span text:style-name="T22">simple thresholding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6:35:36.339705844</meta:creation-date>
    <meta:generator>LibreOffice/25.8.4.2$Linux_X86_64 LibreOffice_project/580$Build-2</meta:generator>
    <dc:date>2026-02-17T13:53:33.434179660</dc:date>
    <meta:editing-duration>PT20H3M28S</meta:editing-duration>
    <meta:editing-cycles>14</meta:editing-cycles>
    <meta:document-statistic meta:table-count="0" meta:image-count="0" meta:object-count="0" meta:page-count="3" meta:paragraph-count="80" meta:word-count="586" meta:character-count="3519" meta:non-whitespace-character-count="3008"/>
  </office:meta>
</office:document-meta>
</file>